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-dash="Ultrafine_20_Dashed"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Objet_20_sans_20_remplissage_20_et_20_sans_20_ligne">
      <style:graphic-properties svg:stroke-color="#ff3333" draw:textarea-vertical-align="middle" draw:ole-draw-aspect="1"/>
    </style:style>
    <style:style style:name="gr3" style:family="graphic" style:parent-style-name="standard">
      <style:graphic-properties draw:stroke-dash="Ultrafine_20_Dashed" svg:stroke-width="0.2cm" svg:stroke-color="#000099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4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style:font-name="Arial1" fo:font-size="18pt" style:font-size-asian="18pt" style:font-size-complex="18pt"/>
    </style:style>
    <style:style style:name="P2" style:family="paragraph">
      <style:paragraph-properties fo:text-align="center"/>
      <style:text-properties fo:color="#ff3333" style:font-name="Arial1" fo:font-size="18pt" style:font-size-asian="18pt" style:font-size-complex="18pt"/>
    </style:style>
    <style:style style:name="P3" style:family="paragraph">
      <style:paragraph-properties fo:text-align="center"/>
    </style: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5.85cm" svg:height="15.6cm" svg:x="7.2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491cm" svg:height="1.277cm" svg:x="7.05cm" svg:y="21.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3" draw:text-style-name="P1" draw:layer="layout" svg:width="26cm" svg:height="26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204cm" svg:height="1.277cm" svg:x="2.396cm" svg:y="26.40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4" draw:text-style-name="P3" draw:layer="layout" svg:width="5.532cm" svg:height="5.6cm" svg:x="6.37cm" svg:y="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5.532cm" svg:height="5.6cm" svg:x="6.371cm" svg:y="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5.532cm" svg:height="5.6cm" svg:x="10.368cm" svg:y="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5.532cm" svg:height="5.6cm" svg:x="14.371cm" svg:y="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5.532cm" svg:height="5.6cm" svg:x="18.371cm" svg:y="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5.532cm" svg:height="5.6cm" svg:x="18.372cm" svg:y="10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5.532cm" svg:height="5.6cm" svg:x="14.373cm" svg:y="10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5.532cm" svg:height="5.6cm" svg:x="10.374cm" svg:y="10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5.532cm" svg:height="5.6cm" svg:x="6.375cm" svg:y="10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5.532cm" svg:height="5.6cm" svg:x="6.376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5.532cm" svg:height="5.6cm" svg:x="10.377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5.532cm" svg:height="5.6cm" svg:x="14.378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5.532cm" svg:height="5.6cm" svg:x="18.379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5.532cm" svg:height="5.6cm" svg:x="18.38cm" svg:y="17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5.532cm" svg:height="5.6cm" svg:x="14.381cm" svg:y="17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5.532cm" svg:height="5.6cm" svg:x="10.382cm" svg:y="17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5.532cm" svg:height="5.6cm" svg:x="6.383cm" svg:y="17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571cm" fo:text-indent="0cm"/>
      <style:text-properties fo:font-size="40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428cm" fo:text-indent="0cm"/>
      <style:text-properties fo:font-size="34.2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85cm" fo:text-indent="0cm"/>
      <style:text-properties fo:font-size="28.6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42cm" fo:text-indent="0cm"/>
      <style:text-properties fo:font-size="28.6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42cm" fo:text-indent="0cm"/>
      <style:text-properties fo:font-size="28.6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42cm" fo:text-indent="0cm"/>
      <style:text-properties fo:font-size="28.6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42cm" fo:text-indent="0cm"/>
      <style:text-properties fo:font-size="28.6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42cm" fo:text-indent="0cm"/>
      <style:text-properties fo:font-size="28.6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2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0cm" fo:page-height="3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Standard" style:page-layout-name="PM1" draw:style-name="Mdp1">
      <draw:frame presentation:style-name="Standard-title" draw:layer="backgroundobjects" svg:width="26.999cm" svg:height="5.009cm" svg:x="1.5cm" svg:y="1.195cm" presentation:class="title" presentation:placeholder="true">
        <draw:text-box/>
      </draw:frame>
      <draw:frame presentation:style-name="Standard-outline1" draw:layer="backgroundobjects" svg:width="26.999cm" svg:height="17.399cm" svg:x="1.5cm" svg:y="7.02cm" presentation:class="outline" presentation:placeholder="true">
        <draw:text-box/>
      </draw:frame>
      <draw:frame presentation:style-name="Mpr1" draw:text-style-name="MP1" draw:layer="backgroundobjects" svg:width="6.989cm" svg:height="2.069cm" svg:x="1.5cm" svg:y="27.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9.509cm" svg:height="2.069cm" svg:x="10.26cm" svg:y="27.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989cm" svg:height="2.069cm" svg:x="21.51cm" svg:y="27.33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8T15:35:01.079262141</meta:creation-date>
    <dc:date>2017-02-02T17:19:45.888022362</dc:date>
    <meta:editing-duration>PT5H51M34S</meta:editing-duration>
    <meta:editing-cycles>16</meta:editing-cycles>
    <meta:generator>LibreOffice/4.2.8.2$Linux_X86_64 LibreOffice_project/420m0$Build-2</meta:generator>
    <meta:document-statistic meta:object-count="44"/>
  </office:meta>
</office:document-meta>
</file>

<file path=Object 2/content.xml><?xml version="1.0" encoding="utf-8"?>
<math xmlns="http://www.w3.org/1998/Math/MathML" display="block">
  <semantics>
    <mi>K</mi>
    <annotation encoding="StarMath 5.0">K</annotation>
  </semantics>
</math>
</file>

<file path=Object 3/content.xml><?xml version="1.0" encoding="utf-8"?>
<math xmlns="http://www.w3.org/1998/Math/MathML" display="block">
  <semantics>
    <mstyle color="blue">
      <mi>S</mi>
    </mstyle>
    <annotation encoding="StarMath 5.0">color blue S</annotation>
  </semantics>
</math>
</file>